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81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0.385cm"/>
    </style:style>
    <style:style style:name="gr4" style:family="graphic" style:parent-style-name="standard">
      <style:graphic-properties draw:stroke="none" svg:stroke-color="#000000" draw:fill="none" draw:fill-color="#ffffff" fo:min-height="4.195cm"/>
    </style:style>
    <style:style style:name="P1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family="'Nimbus Roman No9 L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family="'Nimbus Mono L'" style:font-family-generic="modern" style:font-pitch="fixed" fo:font-size="12pt" style:font-size-asian="12pt" style:font-size-complex="12pt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35cm" svg:height="5.096cm" svg:x="2.905cm" svg:y="3.54cm">
          <draw:text-box>
            <text:p text:style-name="P1"><text:span text:style-name="T1">POST /xmlbnm HTTP/1.1</text:span></text:p>
            <text:p text:style-name="P1"><text:span text:style-name="T1">Host: hrocht2.org</text:span></text:p>
            <text:p text:style-name="P1"><text:span text:style-name="T1">Content-Type: application/xml</text:span></text:p>
            <text:p text:style-name="P1"><text:span text:style-name="T2"/></text:p>
            <text:p text:style-name="P1"><text:span text:style-name="T3">&lt;message context=”tst”&gt;</text:span></text:p>
            <text:p text:style-name="P1"><text:span text:style-name="T3"><text:s text:c="3"/></text:span><text:span text:style-name="T3">&lt;get msgid=”123”&gt;</text:span></text:p>
            <text:p text:style-name="P1"><text:span text:style-name="T3"><text:s text:c="6"/></text:span><text:span text:style-name="T3">...</text:span></text:p>
            <text:p text:style-name="P1"><text:span text:style-name="T3"><text:s text:c="3"/></text:span><text:span text:style-name="T3">&lt;/get&gt;</text:span></text:p>
            <text:p text:style-name="P1"><text:span text:style-name="T3"><text:s text:c="3"/></text:span><text:span text:style-name="T3">...</text:span></text:p>
            <text:p text:style-name="P1"><text:span text:style-name="T3">&lt;/message&gt;</text:span></text:p>
          </draw:text-box>
        </draw:frame>
        <draw:custom-shape draw:style-name="gr2" draw:text-style-name="P2" draw:layer="layout" svg:width="7.62cm" svg:height="6.35cm" svg:x="2.27cm" svg:y="2.2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175cm" svg:height="0.763cm" svg:x="4.175cm" svg:y="2.27cm">
          <draw:text-box>
            <text:p text:style-name="P3"><text:span text:style-name="T4">HTTP dotaz</text:span></text:p>
          </draw:text-box>
        </draw:frame>
        <draw:frame draw:style-name="gr4" draw:text-style-name="P1" draw:layer="layout" svg:width="6.985cm" svg:height="4.493cm" svg:x="2.905cm" svg:y="10.477cm">
          <draw:text-box>
            <text:p text:style-name="P1"><text:span text:style-name="T2">HTTP/1.1 200 OK</text:span></text:p>
            <text:p text:style-name="P1"><text:span text:style-name="T2">Content-Type: application/xml</text:span></text:p>
            <text:p text:style-name="P1"><text:span text:style-name="T2"/></text:p>
            <text:p text:style-name="P1"><text:span text:style-name="T3">&lt;message&gt;</text:span></text:p>
            <text:p text:style-name="P1"><text:span text:style-name="T3"><text:s text:c="3"/></text:span><text:span text:style-name="T3">&lt;response msgid=”123”&gt;</text:span></text:p>
            <text:p text:style-name="P1"><text:span text:style-name="T3"><text:s text:c="6"/></text:span><text:span text:style-name="T3">...</text:span></text:p>
            <text:p text:style-name="P1"><text:span text:style-name="T3"><text:s text:c="3"/></text:span><text:span text:style-name="T3">&lt;/response&gt;</text:span></text:p>
            <text:p text:style-name="P1"><text:span text:style-name="T3"><text:s text:c="3"/></text:span><text:span text:style-name="T3">...</text:span></text:p>
            <text:p text:style-name="P1"><text:span text:style-name="T3">&lt;/message&gt;</text:span></text:p>
          </draw:text-box>
        </draw:frame>
        <draw:custom-shape draw:style-name="gr2" draw:text-style-name="P2" draw:layer="layout" svg:width="7.62cm" svg:height="5.715cm" svg:x="2.27cm" svg:y="9.25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81cm" svg:height="0.763cm" svg:x="4.175cm" svg:y="9.255cm">
          <draw:text-box>
            <text:p text:style-name="P3"><text:span text:style-name="T4">HTTP odpověď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02-11T09:52:09</meta:creation-date>
    <dc:date>2009-02-11T09:59:33</dc:date>
    <meta:editing-cycles>4</meta:editing-cycles>
    <meta:editing-duration>PT7M24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